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under>
        <mtext>Res</mtext>
        <mrow>
          <msub>
            <mi>z</mi>
            <mn>0</mn>
          </msub>
        </mrow>
      </munder>
      <mi/>
      <mi>f</mi>
      <mrow>
        <mo stretchy="false">(</mo>
        <mrow>
          <mi>z</mi>
        </mrow>
        <mo stretchy="false">)</mo>
      </mrow>
      <mrow>
        <mi/>
        <mo stretchy="false">=</mo>
        <mi/>
      </mrow>
      <msub>
        <mi>a</mi>
        <mrow>
          <mrow>
            <mo stretchy="false">−</mo>
            <mn>1</mn>
          </mrow>
        </mrow>
      </msub>
      <mrow>
        <mi/>
        <mo stretchy="false">=</mo>
        <mi/>
      </mrow>
      <mfrac>
        <mn>1</mn>
        <mrow>
          <mn>2</mn>
          <mo stretchy="false">π</mo>
          <mtext>i</mtext>
        </mrow>
      </mfrac>
      <mrow>
        <munder>
          <mo stretchy="false">∮</mo>
          <mi>C</mi>
        </munder>
        <mi>f</mi>
      </mrow>
      <mrow>
        <mo stretchy="false">(</mo>
        <mrow>
          <mi>z</mi>
        </mrow>
        <mo stretchy="false">)</mo>
      </mrow>
      <mtext>d</mtext>
      <mi>z</mi>
    </mrow>
    <annotation encoding="StarMath 5.0">"Res" csub {z_0} ` f(z) `=` a_{-1} `=` 1 over {2 %pi "i"} lint from C f(z) "d" 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9:26:55.421000000</meta:creation-date>
    <meta:generator>LibreOffice/4.1.4.2$Windows_x86 LibreOffice_project/0a0440ccc0227ad9829de5f46be37cfb6edcf72</meta:generator>
  </office:meta>
</office:document-meta>
</file>